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qrt>
        <mrow>
          <msup>
            <mrow>
              <mo fence="true" stretchy="false">(</mo>
              <mrow>
                <mrow>
                  <mn>4.42</mn>
                  <mo stretchy="false">−</mo>
                  <mn>5.01</mn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3.35</mn>
                  <mo stretchy="false">−</mo>
                  <mn>4.39</mn>
                </mrow>
              </mrow>
              <mo fence="true" stretchy="false">)</mo>
            </mrow>
            <mn>2</mn>
          </msup>
        </mrow>
      </msqrt>
      <mo stretchy="false">=</mo>
      <mn>1.1957</mn>
    </mrow>
    <annotation encoding="StarMath 5.0">sqrt{(4.42 - 5.01)^2 + (3.35 - 4.39)^2} = 1.1957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9T11:14:08.168255869</meta:creation-date>
    <dc:date>2024-08-09T11:22:05.850773624</dc:date>
    <meta:editing-duration>PT7M58S</meta:editing-duration>
    <meta:editing-cycles>1</meta:editing-cycles>
    <meta:generator>LibreOffice/6.4.7.2$Linux_X86_64 LibreOffice_project/40$Build-2</meta:generator>
  </office:meta>
</office:document-meta>
</file>